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 style:text-underline-type="single" style:text-underline-style="solid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text:p text:style-name="Normal">SOLSTICE WRITING DECEMBER 21ST, 2022</text:p>
      <text:p text:style-name="Normal"/>
      <text:p text:style-name="Normal">60?</text:p>
      <text:p text:style-name="Normal"/>
      <text:p text:style-name="Normal"><text:span text:style-name="T1">The East-West Method of Salvation by Benevolent Delusion</text:span></text:p>
      <text:p text:style-name="Normal"/>
      <text:p text:style-name="Normal">A savior complex becomes a crucified superego</text:p>
      <text:p text:style-name="Normal">Humility then enables actualization of the Righteous Soul - who is Wisdom’s Womb</text:p>
      <text:p text:style-name="Normal">From Her, Compassion &amp; Truth are born as one, replacing the sun &amp; moon as guides</text:p>
      <text:p text:style-name="Normal"/>
      <text:p text:style-name="Normal">Compassion falls below the moon through pride</text:p>
      <text:p text:style-name="Normal">Materialism is Cerberus</text:p>
      <text:p text:style-name="Normal">Annihilation is Buddha’s Zero</text:p>
      <text:p text:style-name="Normal">Darkness</text:p>
      <text:p text:style-name="Normal"/>
      <text:p text:style-name="Normal">From The Dark Night is born</text:p>
      <text:p text:style-name="Normal">New Light</text:p>
      <text:p text:style-name="Normal"> <text:s text:c="4"/>Stars in the Sea</text:p>
      <text:p text:style-name="Normal">These stars are branches woven into vines of Truth</text:p>
      <text:p text:style-name="Normal">Swirling and expanding Platonic forms do battle as Angels &amp; Demons</text:p>
      <text:p text:style-name="Normal">A double soul battles itself like yang over yin</text:p>
      <text:p text:style-name="Normal"/>
      <text:p text:style-name="Normal">Then, the Triumph of the Immaculata</text:p>
      <text:p text:style-name="Normal">Over the lower nature</text:p>
      <text:p text:style-name="Normal"/>
      <text:p text:style-name="Normal">Then a Beatific Vision</text:p>
      <text:p text:style-name="Normal">Then a Blessed Assurance</text:p>
      <text:p text:style-name="Normal">Then a Blissful Encounter</text:p>
      <text:p text:style-name="Normal">Then a union once more of Truth, through the Cross of Passion, to Wisdom</text:p>
      <text:p text:style-name="Normal"/>
      <text:p text:style-name="Normal">Then...</text:p>
      <text:p text:style-name="Normal">The Clouded One behind all the faces</text:p>
      <text:p text:style-name="Normal">Then...</text:p>
      <text:p text:style-name="Normal">The Stillness of Shiva’s dance</text:p>
      <text:p text:style-name="Normal"/>
      <text:p text:style-name="Normal">Until</text:p>
      <text:p text:style-name="Normal"/>
      <text:p text:style-name="Normal">Living Flames of Love Ignite</text:p>
      <text:p text:style-name="Normal"/>
      <text:p text:style-name="Normal">Sparks of inspiration follow</text:p>
      <text:p text:style-name="Normal">Holy emotions follow</text:p>
      <text:p text:style-name="Normal">Holy thoughts follow</text:p>
      <text:p text:style-name="Normal">Holy deeds follow</text:p>
      <text:p text:style-name="Normal"/>
      <text:p text:style-name="Normal">Salvific life is led</text:p>
      <text:p text:style-name="Normal">Amoghassidhi’s Courage is Bestowed</text:p>
      <text:p text:style-name="Normal">Worlds without end</text:p>
      <text:p text:style-name="Normal">Amen</text:p>
      <text:p text:style-name="Normal"/>
      <text:p text:style-name="Normal"/>
      <text:p text:style-name="Normal"/>
      <text:p text:style-name="Normal"/>
      <text:p text:style-name="Normal"><text:span text:style-name="T2">DIVINE VOWS</text:span></text:p>
      <text:p text:style-name="Normal"/>
      <text:p text:style-name="Normal"/>
      <text:p text:style-name="Normal"><text:span text:style-name="T3">HIS MARRIAGE VOW</text:span></text:p>
      <text:p text:style-name="Normal"/>
      <text:p text:style-name="Normal">I want to f*ck you</text:p>
      <text:p text:style-name="Normal">No, I take that back</text:p>
      <text:p text:style-name="Normal">I want to have sex with you</text:p>
      <text:p text:style-name="Normal">No, I take that back</text:p>
      <text:p text:style-name="Normal">I want to make love to you</text:p>
      <text:p text:style-name="Normal">No, I take that back</text:p>
      <text:p text:style-name="Normal"/>
      <text:p text:style-name="Normal">I want oceans to flow</text:p>
      <text:p text:style-name="Normal">I want hearts to burn</text:p>
      <text:p text:style-name="Normal">I want your breath as the yin-yang of God</text:p>
      <text:p text:style-name="Normal"/>
      <text:p text:style-name="Normal"/>
      <text:p text:style-name="Normal"><text:span text:style-name="T3">HER MARRIAGE VOW</text:span></text:p>
      <text:p text:style-name="Normal"/>
      <text:p text:style-name="Normal">All this time I was a Virgin to you</text:p>
      <text:p text:style-name="Normal">Now, I am a virgin to you</text:p>
      <text:p text:style-name="Normal">You submitted yourself to Me</text:p>
      <text:p text:style-name="Normal">Now, I submit myself to you</text:p>
      <text:p text:style-name="Normal">Welcome to the Green Heart of Eden</text:p>
      <text:p text:style-name="Normal">May I always be your Home</text:p>
      <text:p text:style-name="Normal"/>
      <text:p text:style-name="Normal"/>
      <text:p text:style-name="Normal"/>
      <text:p text:style-name="Normal">https://trello.com/invite/b/6MXfTd7J/ATTIcbbeec96ce0fc30e0d646975aa928eb3DD7A4AC9/wedf</text:p>
      <text:p text:style-name="Normal"/>
      <text:p text:style-name="Normal">https://app.mindmup.com/crowdlink.html?fileId=75890090873611ed8e896bc7d3c4912c&amp;sharedLinkContext=crowdlink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